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ront controller – Index.php</text:p>
      <text:p text:style-name="Standard"/>
      <text:p text:style-name="Standard">The front controller is divided into various parts.</text:p>
      <text:p text:style-name="Standard"/>
      <text:p text:style-name="P1">Path definition section</text:p>
      <text:p text:style-name="Standard">Here will be defined all paths used by PHProjekt 6. Nowhere else can be defined a path.</text:p>
      <text:p text:style-name="Standard"/>
      <text:p text:style-name="Standard">_ PHPR_ROOT_PATH is the path to the whole application.</text:p>
      <text:p text:style-name="Standard">_ PHPR_CORE_PATH is for the application directory</text:p>
      <text:p text:style-name="Standard">_ PHPR_LIBRARY_CLASS is for library directory</text:p>
      <text:p text:style-name="Standard">_ PHPR_CONFIG_FILE is the name of the config file (e.g. /www/config.ini)</text:p>
      <text:p text:style-name="Standard">_ PHPR_TEMP_PATH is the path to temporary files.</text:p>
      <text:p text:style-name="Standard"/>
      <text:p text:style-name="Standard">Any other path constant definition needs to be defined here.</text:p>
      <text:p text:style-name="Standard"/>
      <text:p text:style-name="Standard"/>
      <text:p text:style-name="P1">Loader inclusion</text:p>
      <text:p text:style-name="Standard">The loader is the only one file that will be required on PHProjekt 6. All other files and class needs to be included automatically by the loader. </text:p>
      <text:p text:style-name="Standard"/>
      <text:p text:style-name="Standard">If there is used require_once or include_once into any other script probably there is an error.</text:p>
      <text:p text:style-name="Standard"/>
      <text:p text:style-name="Standard"/>
      <text:p text:style-name="P1">Initialization</text:p>
      <text:p text:style-name="Standard">Next step is the initialization of the Zend_Session, load of configuration file and creation of the db connection.</text:p>
      <text:p text:style-name="Standard"/>
      <text:p text:style-name="Standard">Some objects are registered using Zend_Registry to be used on PHProjekt:</text:p>
      <text:p text:style-name="Standard">_ config with the configuration file content</text:p>
      <text:p text:style-name="Standard">_ db with the database connection </text:p>
      <text:p text:style-name="Standard">_ log object</text:p>
      <text:p text:style-name="Standard">_ view object an Smarty helper</text:p>
      <text:p text:style-name="Standard"/>
      <text:p text:style-name="Standard"/>
      <text:p text:style-name="P1">Translation</text:p>
      <text:p text:style-name="Standard">The translation is made using the PHProjekt_Language class.</text:p>
      <text:p text:style-name="Standard"/>
      <text:p text:style-name="Standard">Currently it is using the configuration file to determine which language will be used. On the future needs to be changes to a selection based on:</text:p>
      <text:p text:style-name="Standard">_ User language preference</text:p>
      <text:p text:style-name="Standard">_ User browser language setting </text:p>
      <text:p text:style-name="Standard">_ Application configuration.</text:p>
      <text:p text:style-name="Standard"/>
      <text:p text:style-name="P1">Front controller stuff</text:p>
      <text:p text:style-name="Standard">After initialization there is the front controllers main stuff.</text:p>
      <text:p text:style-name="Standard"/>
      <text:p text:style-name="Standard">There is a scandir to find the available modules. </text:p>
      <text:p text:style-name="Standard"/>
      <text:p text:style-name="Standard">At least the action is dispatch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7-25T10:15:46</meta:creation-date>
    <dc:date>2007-07-25T13:27:05</dc:date>
    <dc:language>en-US</dc:language>
    <meta:editing-cycles>3</meta:editing-cycles>
    <meta:editing-duration>PT1H7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0" meta:word-count="284" meta:character-count="1710"/>
  </office:meta>
</office:document-meta>
</file>